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0a2" officeooo:paragraph-rsid="000900a2"/>
    </style:style>
    <style:style style:name="P2" style:family="paragraph" style:parent-style-name="Standard">
      <style:paragraph-properties fo:text-align="center" style:justify-single-word="false"/>
      <style:text-properties officeooo:rsid="000900a2" officeooo:paragraph-rsid="000900a2"/>
    </style:style>
    <style:style style:name="P3" style:family="paragraph" style:parent-style-name="Standard">
      <style:paragraph-properties fo:text-align="start" style:justify-single-word="false"/>
      <style:text-properties officeooo:paragraph-rsid="000900a2"/>
    </style:style>
    <style:style style:name="P4" style:family="paragraph" style:parent-style-name="Standard">
      <style:paragraph-properties fo:text-align="start" style:justify-single-word="false"/>
      <style:text-properties officeooo:rsid="000aca2c" officeooo:paragraph-rsid="000aca2c"/>
    </style:style>
    <style:style style:name="P5" style:family="paragraph" style:parent-style-name="Standard">
      <style:paragraph-properties fo:text-align="start" style:justify-single-word="false"/>
      <style:text-properties officeooo:rsid="000bf456" officeooo:paragraph-rsid="000bf456"/>
    </style:style>
    <style:style style:name="P6" style:family="paragraph" style:parent-style-name="Standard">
      <style:paragraph-properties fo:text-align="start" style:justify-single-word="false"/>
      <style:text-properties officeooo:rsid="000e2497" officeooo:paragraph-rsid="000e2497"/>
    </style:style>
    <style:style style:name="T1" style:family="text">
      <style:text-properties officeooo:rsid="000900a2"/>
    </style:style>
    <style:style style:name="T2" style:family="text">
      <style:text-properties officeooo:rsid="000bf456"/>
    </style:style>
    <style:style style:name="T3" style:family="text">
      <style:text-properties officeooo:rsid="000e24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éophyl Hoguet </text:p>
      <text:p text:style-name="P1">Thibault Perrier</text:p>
      <text:p text:style-name="P1">INF401 A42</text:p>
      <text:p text:style-name="Standard"/>
      <text:p text:style-name="P2">Rapport Mini-Projet HCL</text:p>
      <text:p text:style-name="P2"/>
      <text:p text:style-name="P3"><text:span text:style-name="T1">Exercice 1 : </text:span>Factorisation de mrmovl avec rmmovl</text:p>
      <text:p text:style-name="P3"/>
      <text:p text:style-name="P4">Pour factoriser du code, nous avons besoin de réaliser deux étapes : changer le icode pour avoir plusieurs instructions pouvant être appelées par le même (C’est pour les factoriser) puis de leur donner un ifun différent (C’est pour les différencier), puis il nous faut changer les appels de MRMOVL et RMMOVL <text:s/><text:span text:style-name="T3">dans le code HCL</text:span> pour pouvoir les appeler <text:s text:c="114"/>avec une seule commande (on a ici choisi RMMOVL).</text:p>
      <text:p text:style-name="P4"/>
      <text:p text:style-name="P4">Pour les différencier, on utilise des conditions : //insérer image icode = … &amp;&amp; ifun = ...//</text:p>
      <text:p text:style-name="P4">RMMOVL : </text:p>
      <text:p text:style-name="P4">MRMOVL : </text:p>
      <text:p text:style-name="P4"/>
      <text:p text:style-name="P4">RMMOVL &amp; MRMOVL in instruction set : //<text:span text:style-name="T2">insérer image opcode</text:span></text:p>
      <text:p text:style-name="P4"/>
      <text:p text:style-name="P4"/>
      <text:p text:style-name="P4">Exercice 2 : Factorisation de push/pop/call/ret</text:p>
      <text:p text:style-name="P5"/>
      <text:p text:style-name="P5">Les instructions pushl/call et popl/ret sont très similaires deux à deux dans le cas où elles agissent sur la pile de la même façon, il est donc logique de les factoriser de cette façon. <text:line-break/>On va alors avoir </text:p>
      <text:p text:style-name="P5">icode == 10 &amp;&amp; icode == 0 → pushl</text:p>
      <text:p text:style-name="P5">icode == 10 &amp;&amp; icode ==1 → call</text:p>
      <text:p text:style-name="P5"/>
      <text:p text:style-name="P5">icode == 11 &amp;&amp; icode == 0 → popl</text:p>
      <text:p text:style-name="P5">icode == 11 &amp;&amp; icode ==1 → ret</text:p>
      <text:p text:style-name="P5"/>
      <text:p text:style-name="P6">La vraie difficulté, comme à l’exercice précédent, est de ne pas se perdre et échanger les ifun.</text:p>
      <text:p text:style-name="P6"/>
      <text:p text:style-name="P6"/>
      <text:p text:style-name="P6">Exercice 3 : Ajout de l’instruction loop</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4-13T14:27:31.898987219</meta:creation-date>
    <dc:date>2022-04-13T15:14:01.852916335</dc:date>
    <meta:editing-duration>PT13M58S</meta:editing-duration>
    <meta:editing-cycles>4</meta:editing-cycles>
    <meta:generator>LibreOffice/7.0.4.2$Linux_X86_64 LibreOffice_project/00$Build-2</meta:generator>
    <meta:document-statistic meta:table-count="0" meta:image-count="0" meta:object-count="0" meta:page-count="1" meta:paragraph-count="18" meta:word-count="218" meta:character-count="1311" meta:non-whitespace-character-count="991"/>
  </office:meta>
</office:document-meta>
</file>